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51.68mm"/>
    </style:style>
    <style:style style:name="co3" style:family="table-column">
      <style:table-column-properties fo:break-before="auto" style:column-width="38.96mm"/>
    </style:style>
    <style:style style:name="co4" style:family="table-column">
      <style:table-column-properties fo:break-before="auto" style:column-width="51.9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Erläuterungen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B_Stude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ine Calc-Datei für Änderungen an DB_Stud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B_Tea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eine Calc-Datei für Änderungen an DB_Team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B_Veranstaltung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DB_Veranstaltu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B_Gruppe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DB_Grup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B_Termin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DB_Ter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B_Fachrichtung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DB_Fachricht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gorithmu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einzelne Begriffe, beginnend mit Algo_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Begriff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ase1 Backend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einzelne Klassen oder Methoden beginnend mit Ph1_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Änderungen an einzelnen Klassen oder Metho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ase2 Backend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einzelne Klassen oder Methoden beginnend mit Ph2_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Änderungen an einzelnen Klassen oder Metho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gram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agramme Phase 1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 office:value-type="string" calcext:value-type="string">
            <text:p>Dia_Klassendiagramm Phase 1</text:p>
          </table:table-cell>
          <table:table-cell/>
        </table:table-row>
        <table:table-row table:style-name="ro6">
          <table:table-cell table:number-columns-repeated="2"/>
          <table:table-cell table:style-name="Default"/>
          <table:table-cell office:value-type="string" calcext:value-type="string">
            <text:p>eine Calc-Datei für Änderungen an Dia_Klassendiagramm Phase 1</text:p>
          </table:table-cell>
          <table:table-cell/>
        </table:table-row>
        <table:table-row table:style-name="ro5">
          <table:table-cell table:number-columns-repeated="2"/>
          <table:table-cell table:style-name="Default"/>
          <table:table-cell office:value-type="string" calcext:value-type="string">
            <text:p>Dia_Komponentendiagramm Phase 1</text:p>
          </table:table-cell>
          <table:table-cell/>
        </table:table-row>
        <table:table-row table:style-name="ro6">
          <table:table-cell table:number-columns-repeated="2"/>
          <table:table-cell table:style-name="Default"/>
          <table:table-cell office:value-type="string" calcext:value-type="string">
            <text:p>eine Calc-Datei für Änderungen an Dia_Komponentendiagramm Phase 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a_DB-Diagramm Phase 1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eine Calc-Datei für Änderungen an Dia_DB-Diagramm Phase 1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iagramme Phase 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a_Klassendiagramm Phase 2</text:p>
          </table:table-cell>
          <table:table-cell/>
        </table:table-row>
        <table:table-row table:style-name="ro5">
          <table:table-cell table:number-columns-repeated="2"/>
          <table:table-cell table:style-name="Default"/>
          <table:table-cell office:value-type="string" calcext:value-type="string">
            <text:p>eine Calc-Datei für Änderungen an Dia_Klassendiagramm Phase 2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Dia_Komponentendiagramm Phase 2</text:p>
          </table:table-cell>
          <table:table-cell/>
        </table:table-row>
        <table:table-row table:style-name="ro5">
          <table:table-cell table:number-columns-repeated="2"/>
          <table:table-cell table:style-name="Default"/>
          <table:table-cell office:value-type="string" calcext:value-type="string">
            <text:p>eine Calc-Datei für Änderungen an Dia_Komponentendiagramm Phase 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a_DB-Diagramm Phase 2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eine Calc-Datei für Änderungen an Dia_DB-Diagramm Phase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frastruktu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Infra_FDP-Server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<text:s/>Infra_FDP-Serv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ra_MySQL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<text:s/>Infra_MySQ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ra_Github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<text:s/>Infra_Githu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ra_Youtrack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<text:s/>Infra_Youtrack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ra_Dropbox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<text:s/>Infra_Dropbo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ra_Play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<text:s/>Infra_Pl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ra_Hibernate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<text:s/>Infra_Hibern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waltung, Organis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tokolle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Protokollzusammenfassung (Phase1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tion Item Protokolle(Phase2)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Protokoll…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agenkata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eiterfassu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ndi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Zeiterfassung…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na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Zeiterfassung…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nas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Zeiterfassung…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omas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Zeiterfassung…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enda-Gerü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agenkatalo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S_Testen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ne Calc-Datei für Änderungen an QS_Tes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S_Code-Review</text:p>
          </table:table-cell>
          <table:table-cell table:number-columns-repeated="2"/>
        </table:table-row>
        <table:table-row table:style-name="ro1" table:number-rows-repeated="104850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.00.0000</text:date>, <text:time style:data-style-name="N2" text:time-value="17:31:16.65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5:11:55.381000000</meta:creation-date>
    <dc:date>2015-11-01T18:06:00.878000000</dc:date>
    <meta:editing-duration>PT50M30S</meta:editing-duration>
    <meta:editing-cycles>19</meta:editing-cycles>
    <meta:generator>LibreOffice/4.4.5.2$Windows_x86 LibreOffice_project/a22f674fd25a3b6f45bdebf25400ed2adff0ff99</meta:generator>
    <meta:document-statistic meta:table-count="1" meta:cell-count="74" meta:object-count="0"/>
  </office:meta>
</office:document-meta>
</file>